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339" officeooo:paragraph-rsid="001f1339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ódigos postales:</text:p>
      <text:p text:style-name="P1"/>
      <text:p text:style-name="P1">Víctor ------ 30850 (<text:span text:style-name="T1">Totana, Murcia</text:span>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16:53:13.342289381</meta:creation-date>
    <dc:date>2022-10-08T16:56:16.632280836</dc:date>
    <meta:editing-duration>PT3M4S</meta:editing-duration>
    <meta:editing-cycles>1</meta:editing-cycles>
    <meta:document-statistic meta:table-count="0" meta:image-count="0" meta:object-count="0" meta:page-count="1" meta:paragraph-count="2" meta:word-count="7" meta:character-count="53" meta:non-whitespace-character-count="48"/>
    <meta:generator>LibreOffice/7.3.6.2$Linux_X86_64 LibreOffice_project/30$Build-2</meta:generator>
  </office:meta>
</office:document-meta>
</file>